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Franklin Gothic Pro Heavy" svg:font-family="'Franklin Gothic Pro Heavy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75in"/>
    </style:style>
    <style:style style:name="co2" style:family="table-column">
      <style:table-column-properties fo:break-before="auto" style:column-width="5.2437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0.839in" fo:break-before="auto" style:use-optimal-row-height="false"/>
    </style:style>
    <style:style style:name="ro6" style:family="table-row">
      <style:table-row-properties style:row-height="1.1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="none" style:vertical-align="middle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69a2e" style:font-name="Franklin Gothic Pro Heavy"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 Black"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middle"/>
      <style:text-properties style:font-name="Liberation Serif" style:font-name-asian="Segoe UI" style:font-name-complex="Tahoma"/>
    </style:style>
    <style:style style:name="ce6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number-columns-repeated="16381" table:default-cell-style-name="ce1"/>
        <table:table-row table:style-name="ro1">
          <table:table-cell/>
          <table:table-cell table:style-name="ce3" office:value-type="string" calcext:value-type="string" table:number-columns-spanned="8" table:number-rows-spanned="2">
            <text:p>Technical Documentation Page</text:p>
          </table:table-cell>
          <table:covered-table-cell table:style-name="ce1"/>
          <table:covered-table-cell table:number-columns-repeated="6"/>
          <table:table-cell table:number-columns-repeated="16375"/>
        </table:table-row>
        <table:table-row table:style-name="ro2">
          <table:table-cell/>
          <table:covered-table-cell table:number-columns-repeated="2" table:style-name="ce1"/>
          <table:covered-table-cell table:number-columns-repeated="6"/>
          <table:table-cell table:number-columns-repeated="16375"/>
        </table:table-row>
        <table:table-row table:style-name="ro1" table:number-rows-repeated="2">
          <table:table-cell/>
          <table:table-cell table:style-name="ce1" table:number-columns-repeated="2"/>
          <table:table-cell table:number-columns-repeated="16381"/>
        </table:table-row>
        <table:table-row table:style-name="ro3">
          <table:table-cell/>
          <table:table-cell table:style-name="ce4" office:value-type="string" calcext:value-type="string">
            <text:p>Requirements</text:p>
          </table:table-cell>
          <table:table-cell table:style-name="ce4"/>
          <table:table-cell table:number-columns-repeated="16381"/>
        </table:table-row>
        <table:table-row table:style-name="ro4">
          <table:table-cell/>
          <table:table-cell office:value-type="string" calcext:value-type="string">
            <text:p>1. You should have a main element with an id of main-doc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2. You should have at least five section elements with a class of main-section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3.All of your .main-section elements should be section elements. </text:p>
          </table:table-cell>
          <table:table-cell table:number-columns-repeated="16382"/>
        </table:table-row>
        <table:table-row table:style-name="ro4">
          <table:table-cell/>
          <table:table-cell table:style-name="ce6" office:value-type="string" calcext:value-type="string">
            <text:p>4. You should have at least five .main-section elements that</text:p>
            <text:p> Are descendants of #main-doc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5. The first child of each .main-section should be a header element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6. None of your header elements should be empty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7. All of your .main-section elements should have an id. </text:p>
          </table:table-cell>
          <table:table-cell table:number-columns-repeated="16382"/>
        </table:table-row>
        <table:table-row table:style-name="ro4">
          <table:table-cell/>
          <table:table-cell table:style-name="ce6" office:value-type="string" calcext:value-type="string">
            <text:p>8. Each .main-section should have an id that matches the text of its first child</text:p>
            <text:p>, having any spaces in the child's text replaced with underscores (_) for the id's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9. You should have at least 10 p elements (total) within your .main-section elements. </text:p>
          </table:table-cell>
          <table:table-cell table:number-columns-repeated="16382"/>
        </table:table-row>
        <table:table-row table:style-name="ro4">
          <table:table-cell/>
          <table:table-cell table:style-name="ce6" office:value-type="string" calcext:value-type="string">
            <text:p>10. You should have at least five code elements that are </text:p>
            <text:p>Descendants of .main-section elements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1. You should have at least five li elements that are descendants of .main-section elements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2. You should have a nav element with an id of navbar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3. Your #navbar should have exactly one header element within it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4. You should have at least one a element with a class of nav-link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5. All of your .nav-link elements should be anchor (a) elements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6. All of your .nav-link elements should be in the #navbar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7. You should have the same number of .nav-link and .main-section elements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18. The header element in the #navbar should come before </text:p>
            <text:p>Any link (a) elements also in the #navbar. </text:p>
          </table:table-cell>
          <table:table-cell table:number-columns-repeated="16382"/>
        </table:table-row>
        <table:table-row table:style-name="ro5">
          <table:table-cell/>
          <table:table-cell table:style-name="ce6" office:value-type="string" calcext:value-type="string">
            <text:p>19. Each .nav-link should have text that corresponds to</text:p>
            <text:p> the header text of its related section (e.g. if you have a "Hello world" section/header,</text:p>
            <text:p> Your #navbar should have a .nav-link which has the text "Hello world"). </text:p>
          </table:table-cell>
          <table:table-cell table:number-columns-repeated="16382"/>
        </table:table-row>
        <table:table-row table:style-name="ro6">
          <table:table-cell/>
          <table:table-cell table:style-name="ce6" office:value-type="string" calcext:value-type="string">
            <text:p>20. Each .nav-link should have an href attribute that links to its corresponding</text:p>
            <text:p> .main-section </text:p>
            <text:p>(e.g. If you click on a .nav-link element that contains the text "Hello world", </text:p>
            <text:p>The page navigates to a section element with that id). 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21. Your #navbar should always be on the left edge of the window. </text:p>
          </table:table-cell>
          <table:table-cell table:number-columns-repeated="16382"/>
        </table:table-row>
        <table:table-row table:style-name="ro4">
          <table:table-cell table:style-name="ce2"/>
          <table:table-cell office:value-type="string" calcext:value-type="string">
            <text:p>22. Your Technical Documentation project should use at least one media query. </text:p>
          </table:table-cell>
          <table:table-cell table:number-columns-repeated="16382"/>
        </table:table-row>
        <table:table-row table:style-name="ro4">
          <table:table-cell table:style-name="ce2"/>
          <table:table-cell table:style-name="ce6"/>
          <table:table-cell table:number-columns-repeated="16382"/>
        </table:table-row>
        <table:table-row table:style-name="ro4" table:number-rows-repeated="8">
          <table:table-cell table:style-name="Default" table:number-columns-repeated="16384"/>
        </table:table-row>
        <table:table-row table:style-name="ro4">
          <table:table-cell table:style-name="Default"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Black" svg:font-family="'Arial Black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Franklin Gothic Pro Heavy" svg:font-family="'Franklin Gothic Pro Heavy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5:48:24.77973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4T18:04:14.786262800</meta:creation-date>
    <dc:date>2025-05-05T17:06:27.255270600</dc:date>
    <meta:editing-duration>PT1H21M20S</meta:editing-duration>
    <meta:editing-cycles>2</meta:editing-cycles>
    <meta:generator>LibreOffice/25.2.2.2$Windows_X86_64 LibreOffice_project/7370d4be9e3cf6031a51beef54ff3bda878e3fac</meta:generator>
    <meta:document-statistic meta:table-count="1" meta:cell-count="24" meta:object-count="0"/>
  </office:meta>
</office:document-meta>
</file>